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20.51mm"/>
    </style:style>
    <style:style style:name="co4" style:family="table-column">
      <style:table-column-properties fo:break-before="auto" style:column-width="27.98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17.74mm"/>
    </style:style>
    <style:style style:name="co7" style:family="table-column">
      <style:table-column-properties fo:break-before="auto" style:column-width="24.66mm"/>
    </style:style>
    <style:style style:name="co8" style:family="table-column">
      <style:table-column-properties fo:break-before="auto" style:column-width="31.29mm"/>
    </style:style>
    <style:style style:name="co9" style:family="table-column">
      <style:table-column-properties fo:break-before="auto" style:column-width="26.8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set125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neighbours</text:p>
          </table:table-cell>
          <table:table-cell office:value-type="string" calcext:value-type="string">
            <text:p>max_no_improv</text:p>
          </table:table-cell>
          <table:table-cell office:value-type="string" calcext:value-type="string">
            <text:p>max_no_improv_ls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est_iteration</text:p>
          </table:table-cell>
          <table:table-cell office:value-type="string" calcext:value-type="string">
            <text:p>initial_costs</text:p>
          </table:table-cell>
          <table:table-cell office:value-type="string" calcext:value-type="string">
            <text:p>initial_distance</text:p>
          </table:table-cell>
          <table:table-cell office:value-type="string" calcext:value-type="string">
            <text:p>best_costs</text:p>
          </table:table-cell>
          <table:table-cell office:value-type="string" calcext:value-type="string">
            <text:p>best_distance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069812539" calcext:value-type="float">
            <text:p>8,06981253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036.16275690515" calcext:value-type="float">
            <text:p>3036,1627569052</text:p>
          </table:table-cell>
          <table:table-cell office:value-type="float" office:value="161.726545348516" calcext:value-type="float">
            <text:p>161,7265453485</text:p>
          </table:table-cell>
          <table:table-cell office:value-type="float" office:value="1086.39944979263" calcext:value-type="float">
            <text:p>1086,3994497926</text:p>
          </table:table-cell>
          <table:table-cell office:value-type="float" office:value="73.770329614269" calcext:value-type="float">
            <text:p>73,77032961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63420445" calcext:value-type="float">
            <text:p>7,66342044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448.47996616771" calcext:value-type="float">
            <text:p>3448,4799661677</text:p>
          </table:table-cell>
          <table:table-cell office:value-type="float" office:value="191.935653727214" calcext:value-type="float">
            <text:p>191,9356537272</text:p>
          </table:table-cell>
          <table:table-cell office:value-type="float" office:value="1086.39944979263" calcext:value-type="float">
            <text:p>1086,3994497926</text:p>
          </table:table-cell>
          <table:table-cell office:value-type="float" office:value="73.770329614269" calcext:value-type="float">
            <text:p>73,77032961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84569652" calcext:value-type="float">
            <text:p>7,8456965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65.74456516497" calcext:value-type="float">
            <text:p>2465,744565165</text:p>
          </table:table-cell>
          <table:table-cell office:value-type="float" office:value="181.416407864999" calcext:value-type="float">
            <text:p>181,416407865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678443708" calcext:value-type="float">
            <text:p>6,67844370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152.67437009584" calcext:value-type="float">
            <text:p>2152,6743700958</text:p>
          </table:table-cell>
          <table:table-cell office:value-type="float" office:value="117.420719863331" calcext:value-type="float">
            <text:p>117,4207198633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338090932" calcext:value-type="float">
            <text:p>8,33809093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481.38214063229" calcext:value-type="float">
            <text:p>1481,3821406323</text:p>
          </table:table-cell>
          <table:table-cell office:value-type="float" office:value="69.1462443630398" calcext:value-type="float">
            <text:p>69,14624436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2371712" calcext:value-type="float">
            <text:p>7,3237171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344.32173043369" calcext:value-type="float">
            <text:p>1344,3217304337</text:p>
          </table:table-cell>
          <table:table-cell office:value-type="float" office:value="94.888065560996" calcext:value-type="float">
            <text:p>94,888065561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914473218" calcext:value-type="float">
            <text:p>7,91447321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32.0836044857" calcext:value-type="float">
            <text:p>3632,0836044857</text:p>
          </table:table-cell>
          <table:table-cell office:value-type="float" office:value="172.17003578109" calcext:value-type="float">
            <text:p>172,1700357811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495582728" calcext:value-type="float">
            <text:p>8,49558272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210.47212008983" calcext:value-type="float">
            <text:p>1210,4721200898</text:p>
          </table:table-cell>
          <table:table-cell office:value-type="float" office:value="78.8977350998282" calcext:value-type="float">
            <text:p>78,8977350998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07786149" calcext:value-type="float">
            <text:p>7,0778614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318.35957868854" calcext:value-type="float">
            <text:p>2318,3595786885</text:p>
          </table:table-cell>
          <table:table-cell office:value-type="float" office:value="153.059650533211" calcext:value-type="float">
            <text:p>153,0596505332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267119614" calcext:value-type="float">
            <text:p>7,26711961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349.4618629567" calcext:value-type="float">
            <text:p>3349,4618629567</text:p>
          </table:table-cell>
          <table:table-cell office:value-type="float" office:value="190.323807579381" calcext:value-type="float">
            <text:p>190,3238075794</text:p>
          </table:table-cell>
          <table:table-cell office:value-type="float" office:value="1086.39944979263" calcext:value-type="float">
            <text:p>1086,3994497926</text:p>
          </table:table-cell>
          <table:table-cell office:value-type="float" office:value="73.770329614269" calcext:value-type="float">
            <text:p>73,77032961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910660043" calcext:value-type="float">
            <text:p>8,91066004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284.87228258249" calcext:value-type="float">
            <text:p>1284,8722825825</text:p>
          </table:table-cell>
          <table:table-cell office:value-type="float" office:value="94.7082039324994" calcext:value-type="float">
            <text:p>94,7082039325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013187839" calcext:value-type="float">
            <text:p>8,01318783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428.87228258249" calcext:value-type="float">
            <text:p>2428,8722825825</text:p>
          </table:table-cell>
          <table:table-cell office:value-type="float" office:value="174.708203932499" calcext:value-type="float">
            <text:p>174,7082039325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919017388" calcext:value-type="float">
            <text:p>6,91901738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42" calcext:value-type="float">
            <text:p>142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164834883" calcext:value-type="float">
            <text:p>8,16483488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016.28809104606" calcext:value-type="float">
            <text:p>2016,2880910461</text:p>
          </table:table-cell>
          <table:table-cell office:value-type="float" office:value="102.564822005508" calcext:value-type="float">
            <text:p>102,5648220055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44999022" calcext:value-type="float">
            <text:p>7,54499902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275.52662581927" calcext:value-type="float">
            <text:p>3275,5266258193</text:p>
          </table:table-cell>
          <table:table-cell office:value-type="float" office:value="211.705410592863" calcext:value-type="float">
            <text:p>211,7054105929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77345046" calcext:value-type="float">
            <text:p>8,7734504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800.4593827954" calcext:value-type="float">
            <text:p>2800,4593827954</text:p>
          </table:table-cell>
          <table:table-cell office:value-type="float" office:value="142.038404810405" calcext:value-type="float">
            <text:p>142,0384048104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33534655" calcext:value-type="float">
            <text:p>7,53353465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580.56780879949" calcext:value-type="float">
            <text:p>1580,5678087995</text:p>
          </table:table-cell>
          <table:table-cell office:value-type="float" office:value="114.992475179961" calcext:value-type="float">
            <text:p>114,99247518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514487444" calcext:value-type="float">
            <text:p>8,51448744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262.29316685939" calcext:value-type="float">
            <text:p>2262,2931668594</text:p>
          </table:table-cell>
          <table:table-cell office:value-type="float" office:value="131.219544457293" calcext:value-type="float">
            <text:p>131,219544457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829161933" calcext:value-type="float">
            <text:p>6,82916193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59.63997975862" calcext:value-type="float">
            <text:p>2459,6399797586</text:p>
          </table:table-cell>
          <table:table-cell office:value-type="float" office:value="124.425446360769" calcext:value-type="float">
            <text:p>124,4254463608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90230953" calcext:value-type="float">
            <text:p>7,59023095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915.01841887749" calcext:value-type="float">
            <text:p>2915,0184188775</text:p>
          </table:table-cell>
          <table:table-cell office:value-type="float" office:value="137.163816367292" calcext:value-type="float">
            <text:p>137,1638163673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837282951" calcext:value-type="float">
            <text:p>6,83728295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029.86180419654" calcext:value-type="float">
            <text:p>2029,8618041966</text:p>
          </table:table-cell>
          <table:table-cell office:value-type="float" office:value="151.843084981465" calcext:value-type="float">
            <text:p>151,8430849815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074990576" calcext:value-type="float">
            <text:p>8,07499057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047.3814916949" calcext:value-type="float">
            <text:p>3047,3814916949</text:p>
          </table:table-cell>
          <table:table-cell office:value-type="float" office:value="166.04716409026" calcext:value-type="float">
            <text:p>166,047164090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08612485" calcext:value-type="float">
            <text:p>8,0861248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3407" calcext:value-type="float">
            <text:p>3407</text:p>
          </table:table-cell>
          <table:table-cell office:value-type="float" office:value="155" calcext:value-type="float">
            <text:p>155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74633883" calcext:value-type="float">
            <text:p>7,67463388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625.98058373637" calcext:value-type="float">
            <text:p>2625,9805837364</text:p>
          </table:table-cell>
          <table:table-cell office:value-type="float" office:value="120.009927635477" calcext:value-type="float">
            <text:p>120,0099276355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91729432" calcext:value-type="float">
            <text:p>7,59172943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28.41248556995" calcext:value-type="float">
            <text:p>2728,41248557</text:p>
          </table:table-cell>
          <table:table-cell office:value-type="float" office:value="139.083189157585" calcext:value-type="float">
            <text:p>139,0831891576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847004402" calcext:value-type="float">
            <text:p>7,84700440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297.74861294131" calcext:value-type="float">
            <text:p>2297,7486129413</text:p>
          </table:table-cell>
          <table:table-cell office:value-type="float" office:value="133.598339727327" calcext:value-type="float">
            <text:p>133,598339727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604586506" calcext:value-type="float">
            <text:p>8,60458650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439" calcext:value-type="float">
            <text:p>2439</text:p>
          </table:table-cell>
          <table:table-cell office:value-type="float" office:value="145" calcext:value-type="float">
            <text:p>145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41624278" calcext:value-type="float">
            <text:p>7,54162427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129" calcext:value-type="float">
            <text:p>1129</text:p>
          </table:table-cell>
          <table:table-cell office:value-type="float" office:value="61" calcext:value-type="float">
            <text:p>61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904492122" calcext:value-type="float">
            <text:p>8,90449212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558.46246908936" calcext:value-type="float">
            <text:p>1558,4624690894</text:p>
          </table:table-cell>
          <table:table-cell office:value-type="float" office:value="76.3663809900504" calcext:value-type="float">
            <text:p>76,3663809901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11574575" calcext:value-type="float">
            <text:p>7,51157457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122518482" calcext:value-type="float">
            <text:p>7,12251848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397.59784987888" calcext:value-type="float">
            <text:p>1397,5978498789</text:p>
          </table:table-cell>
          <table:table-cell office:value-type="float" office:value="66.081488277398" calcext:value-type="float">
            <text:p>66,0814882774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484072737" calcext:value-type="float">
            <text:p>8,48407273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784.59118552546" calcext:value-type="float">
            <text:p>2784,5911855255</text:p>
          </table:table-cell>
          <table:table-cell office:value-type="float" office:value="150.118237105092" calcext:value-type="float">
            <text:p>150,1182371051</text:p>
          </table:table-cell>
          <table:table-cell office:value-type="float" office:value="894.801373267731" calcext:value-type="float">
            <text:p>894,8013732677</text:p>
          </table:table-cell>
          <table:table-cell office:value-type="float" office:value="48.945866779739" calcext:value-type="float">
            <text:p>48,9458667797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10924021" calcext:value-type="float">
            <text:p>7,31092402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101" calcext:value-type="float">
            <text:p>101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830788725" calcext:value-type="float">
            <text:p>7,83078872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021.43144947188" calcext:value-type="float">
            <text:p>3021,4314494719</text:p>
          </table:table-cell>
          <table:table-cell office:value-type="float" office:value="148.752723182317" calcext:value-type="float">
            <text:p>148,7527231823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057335353" calcext:value-type="float">
            <text:p>7,05733535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589.44012728421" calcext:value-type="float">
            <text:p>1589,4401272842</text:p>
          </table:table-cell>
          <table:table-cell office:value-type="float" office:value="75.7743149453504" calcext:value-type="float">
            <text:p>75,7743149454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60989717" calcext:value-type="float">
            <text:p>7,56098971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71" calcext:value-type="float">
            <text:p>1771</text:p>
          </table:table-cell>
          <table:table-cell office:value-type="float" office:value="119" calcext:value-type="float">
            <text:p>119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474380972" calcext:value-type="float">
            <text:p>8,47438097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604.97087344322" calcext:value-type="float">
            <text:p>3604,9708734432</text:p>
          </table:table-cell>
          <table:table-cell office:value-type="float" office:value="216.855755878249" calcext:value-type="float">
            <text:p>216,8557558782</text:p>
          </table:table-cell>
          <table:table-cell office:value-type="float" office:value="894.801373267731" calcext:value-type="float">
            <text:p>894,8013732677</text:p>
          </table:table-cell>
          <table:table-cell office:value-type="float" office:value="48.945866779739" calcext:value-type="float">
            <text:p>48,9458667797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216864765" calcext:value-type="float">
            <text:p>7,21686476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689.14638395329" calcext:value-type="float">
            <text:p>3689,1463839533</text:p>
          </table:table-cell>
          <table:table-cell office:value-type="float" office:value="190.747524655083" calcext:value-type="float">
            <text:p>190,7475246551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936591735" calcext:value-type="float">
            <text:p>7,93659173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947.25157034361" calcext:value-type="float">
            <text:p>1947,2515703436</text:p>
          </table:table-cell>
          <table:table-cell office:value-type="float" office:value="88.6012661468455" calcext:value-type="float">
            <text:p>88,6012661468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53082734" calcext:value-type="float">
            <text:p>6,5308273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il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1202281" calcext:value-type="float">
            <text:p>7,5120228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470" calcext:value-type="float">
            <text:p>3470</text:p>
          </table:table-cell>
          <table:table-cell office:value-type="float" office:value="158" calcext:value-type="float">
            <text:p>158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40407206" calcext:value-type="float">
            <text:p>7,54040720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855.6374420449" calcext:value-type="float">
            <text:p>1855,6374420449</text:p>
          </table:table-cell>
          <table:table-cell office:value-type="float" office:value="118.806248474866" calcext:value-type="float">
            <text:p>118,806248474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884701701" calcext:value-type="float">
            <text:p>6,88470170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40" calcext:value-type="float">
            <text:p>2540</text:p>
          </table:table-cell>
          <table:table-cell office:value-type="float" office:value="130" calcext:value-type="float">
            <text:p>130</text:p>
          </table:table-cell>
          <table:table-cell office:value-type="float" office:value="1086.39944979263" calcext:value-type="float">
            <text:p>1086,3994497926</text:p>
          </table:table-cell>
          <table:table-cell office:value-type="float" office:value="73.770329614269" calcext:value-type="float">
            <text:p>73,77032961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433546772" calcext:value-type="float">
            <text:p>8,43354677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125.63453348751" calcext:value-type="float">
            <text:p>3125,6345334875</text:p>
          </table:table-cell>
          <table:table-cell office:value-type="float" office:value="158.219544457293" calcext:value-type="float">
            <text:p>158,219544457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288726613" calcext:value-type="float">
            <text:p>7,28872661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019.92770034691" calcext:value-type="float">
            <text:p>2019,9277003469</text:p>
          </table:table-cell>
          <table:table-cell office:value-type="float" office:value="145.439088914586" calcext:value-type="float">
            <text:p>145,4390889146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68194661" calcext:value-type="float">
            <text:p>7,56819466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539.22349259061" calcext:value-type="float">
            <text:p>2539,2234925906</text:p>
          </table:table-cell>
          <table:table-cell office:value-type="float" office:value="181.486832980505" calcext:value-type="float">
            <text:p>181,4868329805</text:p>
          </table:table-cell>
          <table:table-cell office:value-type="float" office:value="1086.39944979263" calcext:value-type="float">
            <text:p>1086,3994497926</text:p>
          </table:table-cell>
          <table:table-cell office:value-type="float" office:value="73.770329614269" calcext:value-type="float">
            <text:p>73,77032961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717720189" calcext:value-type="float">
            <text:p>8,71772018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467.27211139939" calcext:value-type="float">
            <text:p>2467,2721113994</text:p>
          </table:table-cell>
          <table:table-cell office:value-type="float" office:value="112.625038080644" calcext:value-type="float">
            <text:p>112,6250380806</text:p>
          </table:table-cell>
          <table:table-cell office:value-type="float" office:value="1086.39944979263" calcext:value-type="float">
            <text:p>1086,3994497926</text:p>
          </table:table-cell>
          <table:table-cell office:value-type="float" office:value="73.770329614269" calcext:value-type="float">
            <text:p>73,77032961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087936567" calcext:value-type="float">
            <text:p>8,08793656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40" calcext:value-type="float">
            <text:p>2540</text:p>
          </table:table-cell>
          <table:table-cell office:value-type="float" office:value="130" calcext:value-type="float">
            <text:p>130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27790152" calcext:value-type="float">
            <text:p>7,32779015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07.61601147622" calcext:value-type="float">
            <text:p>2107,6160114762</text:p>
          </table:table-cell>
          <table:table-cell office:value-type="float" office:value="121.928962410341" calcext:value-type="float">
            <text:p>121,9289624103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080181677" calcext:value-type="float">
            <text:p>7,08018167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81.74456516497" calcext:value-type="float">
            <text:p>2881,744565165</text:p>
          </table:table-cell>
          <table:table-cell office:value-type="float" office:value="213.416407864999" calcext:value-type="float">
            <text:p>213,416407865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377234199" calcext:value-type="float">
            <text:p>22,377234199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145.04876363085" calcext:value-type="float">
            <text:p>1145,0487636309</text:p>
          </table:table-cell>
          <table:table-cell office:value-type="float" office:value="75.6214028356867" calcext:value-type="float">
            <text:p>75,6214028357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15526241" calcext:value-type="float">
            <text:p>22,15526241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3074.8935798718" calcext:value-type="float">
            <text:p>3074,8935798718</text:p>
          </table:table-cell>
          <table:table-cell office:value-type="float" office:value="225.81248591937" calcext:value-type="float">
            <text:p>225,8124859194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3.357867605" calcext:value-type="float">
            <text:p>23,357867605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432.39043564079" calcext:value-type="float">
            <text:p>1432,3904356408</text:p>
          </table:table-cell>
          <table:table-cell office:value-type="float" office:value="80.5219563440977" calcext:value-type="float">
            <text:p>80,5219563441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42463566" calcext:value-type="float">
            <text:p>22,42463566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2767" calcext:value-type="float">
            <text:p>2767</text:p>
          </table:table-cell>
          <table:table-cell office:value-type="float" office:value="137" calcext:value-type="float">
            <text:p>137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296302048" calcext:value-type="float">
            <text:p>22,296302048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4361.58853271547" calcext:value-type="float">
            <text:p>4361,5885327155</text:p>
          </table:table-cell>
          <table:table-cell office:value-type="float" office:value="237.576007197136" calcext:value-type="float">
            <text:p>237,5760071971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1.688452589" calcext:value-type="float">
            <text:p>21,688452589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558.46246908936" calcext:value-type="float">
            <text:p>1558,4624690894</text:p>
          </table:table-cell>
          <table:table-cell office:value-type="float" office:value="76.3663809900504" calcext:value-type="float">
            <text:p>76,3663809901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623114898" calcext:value-type="float">
            <text:p>22,623114898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913.9007888605" calcext:value-type="float">
            <text:p>1913,9007888605</text:p>
          </table:table-cell>
          <table:table-cell office:value-type="float" office:value="101.74169644144" calcext:value-type="float">
            <text:p>101,7416964414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0.74734094" calcext:value-type="float">
            <text:p>20,74734094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2173.58982836996" calcext:value-type="float">
            <text:p>2173,58982837</text:p>
          </table:table-cell>
          <table:table-cell office:value-type="float" office:value="163.071092069997" calcext:value-type="float">
            <text:p>163,07109207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1.290283591" calcext:value-type="float">
            <text:p>21,290283591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1962.49565783353" calcext:value-type="float">
            <text:p>1962,4956578335</text:p>
          </table:table-cell>
          <table:table-cell office:value-type="float" office:value="106.612972277467" calcext:value-type="float">
            <text:p>106,6129722775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279059497" calcext:value-type="float">
            <text:p>22,279059497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3304" calcext:value-type="float">
            <text:p>3304</text:p>
          </table:table-cell>
          <table:table-cell office:value-type="float" office:value="174" calcext:value-type="float">
            <text:p>174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559126415" calcext:value-type="float">
            <text:p>22,559126415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2372.68632812896" calcext:value-type="float">
            <text:p>2372,686328129</text:p>
          </table:table-cell>
          <table:table-cell office:value-type="float" office:value="112.317849017407" calcext:value-type="float">
            <text:p>112,3178490174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137415777" calcext:value-type="float">
            <text:p>22,137415777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1459" calcext:value-type="float">
            <text:p>1459</text:p>
          </table:table-cell>
          <table:table-cell office:value-type="float" office:value="103" calcext:value-type="float">
            <text:p>103</text:p>
          </table:table-cell>
          <table:table-cell office:value-type="float" office:value="1086.39944979263" calcext:value-type="float">
            <text:p>1086,3994497926</text:p>
          </table:table-cell>
          <table:table-cell office:value-type="float" office:value="73.770329614269" calcext:value-type="float">
            <text:p>73,77032961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105592325" calcext:value-type="float">
            <text:p>22,105592325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2625.98058373637" calcext:value-type="float">
            <text:p>2625,9805837364</text:p>
          </table:table-cell>
          <table:table-cell office:value-type="float" office:value="120.009927635477" calcext:value-type="float">
            <text:p>120,0099276355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3.908484914" calcext:value-type="float">
            <text:p>23,908484914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876.12703754463" calcext:value-type="float">
            <text:p>1876,1270375446</text:p>
          </table:table-cell>
          <table:table-cell office:value-type="float" office:value="132.296838068005" calcext:value-type="float">
            <text:p>132,296838068</text:p>
          </table:table-cell>
          <table:table-cell office:value-type="float" office:value="894.801373267731" calcext:value-type="float">
            <text:p>894,8013732677</text:p>
          </table:table-cell>
          <table:table-cell office:value-type="float" office:value="48.945866779739" calcext:value-type="float">
            <text:p>48,9458667797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46254976" calcext:value-type="float">
            <text:p>22,46254976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2061.62398564255" calcext:value-type="float">
            <text:p>2061,6239856426</text:p>
          </table:table-cell>
          <table:table-cell office:value-type="float" office:value="116.074953183502" calcext:value-type="float">
            <text:p>116,0749531835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1.664942113" calcext:value-type="float">
            <text:p>21,664942113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il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0.62424698" calcext:value-type="float">
            <text:p>20,62424698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3304" calcext:value-type="float">
            <text:p>3304</text:p>
          </table:table-cell>
          <table:table-cell office:value-type="float" office:value="174" calcext:value-type="float">
            <text:p>174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1.897460786" calcext:value-type="float">
            <text:p>21,897460786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913.9007888605" calcext:value-type="float">
            <text:p>1913,9007888605</text:p>
          </table:table-cell>
          <table:table-cell office:value-type="float" office:value="101.74169644144" calcext:value-type="float">
            <text:p>101,7416964414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1.843815694" calcext:value-type="float">
            <text:p>21,843815694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8" calcext:value-type="float">
            <text:p>168</text:p>
          </table:table-cell>
          <table:table-cell office:value-type="float" office:value="15" calcext:value-type="float">
            <text:p>15</text:p>
          </table:table-cell>
          <table:table-cell office:value-type="float" office:value="3361.00122507735" calcext:value-type="float">
            <text:p>3361,0012250774</text:p>
          </table:table-cell>
          <table:table-cell office:value-type="float" office:value="166.829181858544" calcext:value-type="float">
            <text:p>166,8291818585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2.276906179" calcext:value-type="float">
            <text:p>22,276906179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3304" calcext:value-type="float">
            <text:p>3304</text:p>
          </table:table-cell>
          <table:table-cell office:value-type="float" office:value="174" calcext:value-type="float">
            <text:p>174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970058464" calcext:value-type="float">
            <text:p>6,970058464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361.00122507735" calcext:value-type="float">
            <text:p>3361,0012250774</text:p>
          </table:table-cell>
          <table:table-cell office:value-type="float" office:value="166.829181858544" calcext:value-type="float">
            <text:p>166,8291818585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027056752" calcext:value-type="float">
            <text:p>7,027056752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918.76026149032" calcext:value-type="float">
            <text:p>1918,7602614903</text:p>
          </table:table-cell>
          <table:table-cell office:value-type="float" office:value="133.609774492482" calcext:value-type="float">
            <text:p>133,6097744925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001713808" calcext:value-type="float">
            <text:p>7,001713808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14" calcext:value-type="float">
            <text:p>2814</text:p>
          </table:table-cell>
          <table:table-cell office:value-type="float" office:value="140" calcext:value-type="float">
            <text:p>140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907983883" calcext:value-type="float">
            <text:p>7,907983883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830" calcext:value-type="float">
            <text:p>2830</text:p>
          </table:table-cell>
          <table:table-cell office:value-type="float" office:value="140" calcext:value-type="float">
            <text:p>140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66722449" calcext:value-type="float">
            <text:p>7,766722449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426.05155253738" calcext:value-type="float">
            <text:p>2426,0515525374</text:p>
          </table:table-cell>
          <table:table-cell office:value-type="float" office:value="152.187501193258" calcext:value-type="float">
            <text:p>152,1875011933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453696291" calcext:value-type="float">
            <text:p>7,453696291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96.94728919493" calcext:value-type="float">
            <text:p>2096,9472891949</text:p>
          </table:table-cell>
          <table:table-cell office:value-type="float" office:value="150.454902543191" calcext:value-type="float">
            <text:p>150,4549025432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35644072" calcext:value-type="float">
            <text:p>7,535644072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95.38310913448" calcext:value-type="float">
            <text:p>2895,3831091345</text:p>
          </table:table-cell>
          <table:table-cell office:value-type="float" office:value="165.592004496479" calcext:value-type="float">
            <text:p>165,5920044965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907194396" calcext:value-type="float">
            <text:p>7,907194396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64.8692133138" calcext:value-type="float">
            <text:p>1964,8692133138</text:p>
          </table:table-cell>
          <table:table-cell office:value-type="float" office:value="139.832574983955" calcext:value-type="float">
            <text:p>139,832574984</text:p>
          </table:table-cell>
          <table:table-cell office:value-type="float" office:value="1086.39944979263" calcext:value-type="float">
            <text:p>1086,3994497926</text:p>
          </table:table-cell>
          <table:table-cell office:value-type="float" office:value="73.770329614269" calcext:value-type="float">
            <text:p>73,77032961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338576045" calcext:value-type="float">
            <text:p>7,338576045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047.3814916949" calcext:value-type="float">
            <text:p>3047,3814916949</text:p>
          </table:table-cell>
          <table:table-cell office:value-type="float" office:value="166.04716409026" calcext:value-type="float">
            <text:p>166,0471640903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287028285" calcext:value-type="float">
            <text:p>7,287028285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407" calcext:value-type="float">
            <text:p>3407</text:p>
          </table:table-cell>
          <table:table-cell office:value-type="float" office:value="155" calcext:value-type="float">
            <text:p>155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994243242" calcext:value-type="float">
            <text:p>7,994243242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486" calcext:value-type="float">
            <text:p>2486</text:p>
          </table:table-cell>
          <table:table-cell office:value-type="float" office:value="130" calcext:value-type="float">
            <text:p>130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052503294" calcext:value-type="float">
            <text:p>7,052503294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17.22077656106" calcext:value-type="float">
            <text:p>2117,2207765611</text:p>
          </table:table-cell>
          <table:table-cell office:value-type="float" office:value="114.741368232856" calcext:value-type="float">
            <text:p>114,741368232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171818921" calcext:value-type="float">
            <text:p>7,171818921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29" calcext:value-type="float">
            <text:p>2029</text:p>
          </table:table-cell>
          <table:table-cell office:value-type="float" office:value="101" calcext:value-type="float">
            <text:p>101</text:p>
          </table:table-cell>
          <table:table-cell office:value-type="float" office:value="1086.39944979263" calcext:value-type="float">
            <text:p>1086,3994497926</text:p>
          </table:table-cell>
          <table:table-cell office:value-type="float" office:value="73.770329614269" calcext:value-type="float">
            <text:p>73,77032961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137964706" calcext:value-type="float">
            <text:p>8,137964706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4159.68947558069" calcext:value-type="float">
            <text:p>4159,6894755807</text:p>
          </table:table-cell>
          <table:table-cell office:value-type="float" office:value="220.20911669216" calcext:value-type="float">
            <text:p>220,2091166922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59390002" calcext:value-type="float">
            <text:p>7,759390002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751" calcext:value-type="float">
            <text:p>2751</text:p>
          </table:table-cell>
          <table:table-cell office:value-type="float" office:value="137" calcext:value-type="float">
            <text:p>137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4884357" calcext:value-type="float">
            <text:p>7,64884357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933.22548768399" calcext:value-type="float">
            <text:p>1933,225487684</text:p>
          </table:table-cell>
          <table:table-cell office:value-type="float" office:value="109.002053053584" calcext:value-type="float">
            <text:p>109,0020530536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719460146" calcext:value-type="float">
            <text:p>8,719460146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3074.8935798718" calcext:value-type="float">
            <text:p>3074,8935798718</text:p>
          </table:table-cell>
          <table:table-cell office:value-type="float" office:value="225.81248591937" calcext:value-type="float">
            <text:p>225,8124859194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030987848" calcext:value-type="float">
            <text:p>8,030987848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262.29316685939" calcext:value-type="float">
            <text:p>2262,2931668594</text:p>
          </table:table-cell>
          <table:table-cell office:value-type="float" office:value="131.219544457293" calcext:value-type="float">
            <text:p>131,2195444573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418908283" calcext:value-type="float">
            <text:p>7,418908283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51.51919228448" calcext:value-type="float">
            <text:p>1051,5191922845</text:p>
          </table:table-cell>
          <table:table-cell office:value-type="float" office:value="52.0914701999132" calcext:value-type="float">
            <text:p>52,091470199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968622509" calcext:value-type="float">
            <text:p>6,968622509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19.09783884534" calcext:value-type="float">
            <text:p>2419,0978388453</text:p>
          </table:table-cell>
          <table:table-cell office:value-type="float" office:value="142.110096435673" calcext:value-type="float">
            <text:p>142,1100964357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392576537" calcext:value-type="float">
            <text:p>9,392576537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830" calcext:value-type="float">
            <text:p>2830</text:p>
          </table:table-cell>
          <table:table-cell office:value-type="float" office:value="140" calcext:value-type="float">
            <text:p>140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6.952082944" calcext:value-type="float">
            <text:p>6,952082944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562.32554316847" calcext:value-type="float">
            <text:p>1562,3255431685</text:p>
          </table:table-cell>
          <table:table-cell office:value-type="float" office:value="95.8942559655008" calcext:value-type="float">
            <text:p>95,8942559655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426432822" calcext:value-type="float">
            <text:p>7,426432822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657.84339052986" calcext:value-type="float">
            <text:p>2657,8433905299</text:p>
          </table:table-cell>
          <table:table-cell office:value-type="float" office:value="126.197757152309" calcext:value-type="float">
            <text:p>126,197757152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490706306" calcext:value-type="float">
            <text:p>8,490706306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210.34797887788" calcext:value-type="float">
            <text:p>1210,3479788779</text:p>
          </table:table-cell>
          <table:table-cell office:value-type="float" office:value="83.1042038229433" calcext:value-type="float">
            <text:p>83,1042038229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619033291" calcext:value-type="float">
            <text:p>7,619033291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915.01841887749" calcext:value-type="float">
            <text:p>2915,0184188775</text:p>
          </table:table-cell>
          <table:table-cell office:value-type="float" office:value="137.163816367292" calcext:value-type="float">
            <text:p>137,1638163673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545819389" calcext:value-type="float">
            <text:p>7,545819389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589.44012728421" calcext:value-type="float">
            <text:p>1589,4401272842</text:p>
          </table:table-cell>
          <table:table-cell office:value-type="float" office:value="75.7743149453504" calcext:value-type="float">
            <text:p>75,7743149454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16172831" calcext:value-type="float">
            <text:p>7,716172831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489.43983728717" calcext:value-type="float">
            <text:p>1489,4398372872</text:p>
          </table:table-cell>
          <table:table-cell office:value-type="float" office:value="103.587418339398" calcext:value-type="float">
            <text:p>103,5874183394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817590947" calcext:value-type="float">
            <text:p>8,817590947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484" calcext:value-type="float">
            <text:p>2484</text:p>
          </table:table-cell>
          <table:table-cell office:value-type="float" office:value="130" calcext:value-type="float">
            <text:p>130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777012253" calcext:value-type="float">
            <text:p>7,777012253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29.86180419654" calcext:value-type="float">
            <text:p>2029,8618041966</text:p>
          </table:table-cell>
          <table:table-cell office:value-type="float" office:value="151.843084981465" calcext:value-type="float">
            <text:p>151,8430849815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7.103614504" calcext:value-type="float">
            <text:p>7,103614504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81.74456516497" calcext:value-type="float">
            <text:p>2881,744565165</text:p>
          </table:table-cell>
          <table:table-cell office:value-type="float" office:value="213.416407864999" calcext:value-type="float">
            <text:p>213,416407865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12.219" calcext:value-type="float">
            <text:p>12,21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43.34268937713" calcext:value-type="float">
            <text:p>1943,3426893771</text:p>
          </table:table-cell>
          <table:table-cell office:value-type="float" office:value="99.2195444572929" calcext:value-type="float">
            <text:p>99,2195444573</text:p>
          </table:table-cell>
          <table:table-cell office:value-type="float" office:value="894.801373267731" calcext:value-type="float">
            <text:p>894,8013732677</text:p>
          </table:table-cell>
          <table:table-cell office:value-type="float" office:value="48.945866779739" calcext:value-type="float">
            <text:p>48,9458667797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339" calcext:value-type="float">
            <text:p>9,33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74" calcext:value-type="float">
            <text:p>2474</text:p>
          </table:table-cell>
          <table:table-cell office:value-type="float" office:value="181" calcext:value-type="float">
            <text:p>181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978" calcext:value-type="float">
            <text:p>8,97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678.95616306734" calcext:value-type="float">
            <text:p>1678,9561630674</text:p>
          </table:table-cell>
          <table:table-cell office:value-type="float" office:value="93.2093727122986" calcext:value-type="float">
            <text:p>93,2093727123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425" calcext:value-type="float">
            <text:p>9,42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984.50820011166" calcext:value-type="float">
            <text:p>1984,5082001117</text:p>
          </table:table-cell>
          <table:table-cell office:value-type="float" office:value="118.97366596101" calcext:value-type="float">
            <text:p>118,973665961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10.788" calcext:value-type="float">
            <text:p>10,78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054.40231224115" calcext:value-type="float">
            <text:p>3054,4023122412</text:p>
          </table:table-cell>
          <table:table-cell office:value-type="float" office:value="145.201070849265" calcext:value-type="float">
            <text:p>145,2010708493</text:p>
          </table:table-cell>
          <table:table-cell office:value-type="float" office:value="894.801373267731" calcext:value-type="float">
            <text:p>894,8013732677</text:p>
          </table:table-cell>
          <table:table-cell office:value-type="float" office:value="48.945866779739" calcext:value-type="float">
            <text:p>48,9458667797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914" calcext:value-type="float">
            <text:p>9,91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562.32554316847" calcext:value-type="float">
            <text:p>1562,3255431685</text:p>
          </table:table-cell>
          <table:table-cell office:value-type="float" office:value="95.8942559655008" calcext:value-type="float">
            <text:p>95,8942559655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256" calcext:value-type="float">
            <text:p>9,25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907" calcext:value-type="float">
            <text:p>1907</text:p>
          </table:table-cell>
          <table:table-cell office:value-type="float" office:value="135" calcext:value-type="float">
            <text:p>135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888" calcext:value-type="float">
            <text:p>8,88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28.87228258249" calcext:value-type="float">
            <text:p>2428,8722825825</text:p>
          </table:table-cell>
          <table:table-cell office:value-type="float" office:value="174.708203932499" calcext:value-type="float">
            <text:p>174,7082039325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004" calcext:value-type="float">
            <text:p>9,00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244" calcext:value-type="float">
            <text:p>1244</text:p>
          </table:table-cell>
          <table:table-cell office:value-type="float" office:value="58" calcext:value-type="float">
            <text:p>58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005" calcext:value-type="float">
            <text:p>9,00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459.63997975862" calcext:value-type="float">
            <text:p>2459,6399797586</text:p>
          </table:table-cell>
          <table:table-cell office:value-type="float" office:value="124.425446360769" calcext:value-type="float">
            <text:p>124,4254463608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688" calcext:value-type="float">
            <text:p>9,68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84" calcext:value-type="float">
            <text:p>2484</text:p>
          </table:table-cell>
          <table:table-cell office:value-type="float" office:value="130" calcext:value-type="float">
            <text:p>130</text:p>
          </table:table-cell>
          <table:table-cell office:value-type="float" office:value="1086.39944979263" calcext:value-type="float">
            <text:p>1086,3994497926</text:p>
          </table:table-cell>
          <table:table-cell office:value-type="float" office:value="73.770329614269" calcext:value-type="float">
            <text:p>73,77032961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367" calcext:value-type="float">
            <text:p>8,36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01.69786856606" calcext:value-type="float">
            <text:p>2401,6978685661</text:p>
          </table:table-cell>
          <table:table-cell office:value-type="float" office:value="141.795136598384" calcext:value-type="float">
            <text:p>141,7951365984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689" calcext:value-type="float">
            <text:p>9,68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993.57767385498" calcext:value-type="float">
            <text:p>2993,577673855</text:p>
          </table:table-cell>
          <table:table-cell office:value-type="float" office:value="146.840050829958" calcext:value-type="float">
            <text:p>146,8400508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732" calcext:value-type="float">
            <text:p>8,73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60.52475842499" calcext:value-type="float">
            <text:p>2160,524758425</text:p>
          </table:table-cell>
          <table:table-cell office:value-type="float" office:value="107.708203932499" calcext:value-type="float">
            <text:p>107,7082039325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765" calcext:value-type="float">
            <text:p>8,76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00.4593827954" calcext:value-type="float">
            <text:p>2800,4593827954</text:p>
          </table:table-cell>
          <table:table-cell office:value-type="float" office:value="142.038404810405" calcext:value-type="float">
            <text:p>142,0384048104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27" calcext:value-type="float">
            <text:p>9,2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13.9007888605" calcext:value-type="float">
            <text:p>1913,9007888605</text:p>
          </table:table-cell>
          <table:table-cell office:value-type="float" office:value="101.74169644144" calcext:value-type="float">
            <text:p>101,7416964414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252" calcext:value-type="float">
            <text:p>9,25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019.92770034691" calcext:value-type="float">
            <text:p>2019,9277003469</text:p>
          </table:table-cell>
          <table:table-cell office:value-type="float" office:value="145.439088914586" calcext:value-type="float">
            <text:p>145,4390889146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883" calcext:value-type="float">
            <text:p>8,88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945.74657413157" calcext:value-type="float">
            <text:p>1945,7465741316</text:p>
          </table:table-cell>
          <table:table-cell office:value-type="float" office:value="100.459697371761" calcext:value-type="float">
            <text:p>100,4596973718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222" calcext:value-type="float">
            <text:p>8,22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42" calcext:value-type="float">
            <text:p>2542</text:p>
          </table:table-cell>
          <table:table-cell office:value-type="float" office:value="130" calcext:value-type="float">
            <text:p>130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762" calcext:value-type="float">
            <text:p>8,76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50.08138434649" calcext:value-type="float">
            <text:p>2550,0813843465</text:p>
          </table:table-cell>
          <table:table-cell office:value-type="float" office:value="151.204650534085" calcext:value-type="float">
            <text:p>151,2046505341</text:p>
          </table:table-cell>
          <table:table-cell office:value-type="float" office:value="1086.39944979263" calcext:value-type="float">
            <text:p>1086,3994497926</text:p>
          </table:table-cell>
          <table:table-cell office:value-type="float" office:value="73.770329614269" calcext:value-type="float">
            <text:p>73,77032961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10.533" calcext:value-type="float">
            <text:p>10,53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227.22349259061" calcext:value-type="float">
            <text:p>2227,2234925906</text:p>
          </table:table-cell>
          <table:table-cell office:value-type="float" office:value="165.486832980505" calcext:value-type="float">
            <text:p>165,4868329805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692" calcext:value-type="float">
            <text:p>9,69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888.86931085427" calcext:value-type="float">
            <text:p>1888,8693108543</text:p>
          </table:table-cell>
          <table:table-cell office:value-type="float" office:value="109.828073422931" calcext:value-type="float">
            <text:p>109,828073422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1" calcext:value-type="float">
            <text:p>8,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520.57707534393" calcext:value-type="float">
            <text:p>1520,5770753439</text:p>
          </table:table-cell>
          <table:table-cell office:value-type="float" office:value="91.0298851146106" calcext:value-type="float">
            <text:p>91,0298851146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261" calcext:value-type="float">
            <text:p>9,26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145.04876363085" calcext:value-type="float">
            <text:p>1145,0487636309</text:p>
          </table:table-cell>
          <table:table-cell office:value-type="float" office:value="75.6214028356867" calcext:value-type="float">
            <text:p>75,6214028357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993" calcext:value-type="float">
            <text:p>8,99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99" calcext:value-type="float">
            <text:p>2799</text:p>
          </table:table-cell>
          <table:table-cell office:value-type="float" office:value="145" calcext:value-type="float">
            <text:p>145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935" calcext:value-type="float">
            <text:p>8,93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114.59501292438" calcext:value-type="float">
            <text:p>2114,5950129244</text:p>
          </table:table-cell>
          <table:table-cell office:value-type="float" office:value="125.163816367292" calcext:value-type="float">
            <text:p>125,163816367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293" calcext:value-type="float">
            <text:p>9,29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439" calcext:value-type="float">
            <text:p>2439</text:p>
          </table:table-cell>
          <table:table-cell office:value-type="float" office:value="145" calcext:value-type="float">
            <text:p>145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82" calcext:value-type="float">
            <text:p>8,8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101" calcext:value-type="float">
            <text:p>101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689" calcext:value-type="float">
            <text:p>9,68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3388.74884606723" calcext:value-type="float">
            <text:p>3388,7488460672</text:p>
          </table:table-cell>
          <table:table-cell office:value-type="float" office:value="176.86895608313" calcext:value-type="float">
            <text:p>176,8689560831</text:p>
          </table:table-cell>
          <table:table-cell office:value-type="float" office:value="1086.39944979263" calcext:value-type="float">
            <text:p>1086,3994497926</text:p>
          </table:table-cell>
          <table:table-cell office:value-type="float" office:value="73.770329614269" calcext:value-type="float">
            <text:p>73,77032961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139" calcext:value-type="float">
            <text:p>9,13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773.47226625298" calcext:value-type="float">
            <text:p>1773,472266253</text:p>
          </table:table-cell>
          <table:table-cell office:value-type="float" office:value="97.3165795969753" calcext:value-type="float">
            <text:p>97,316579597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436" calcext:value-type="float">
            <text:p>9,43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087.4208821244" calcext:value-type="float">
            <text:p>3087,4208821244</text:p>
          </table:table-cell>
          <table:table-cell office:value-type="float" office:value="148.312417962408" calcext:value-type="float">
            <text:p>148,3124179624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10.416" calcext:value-type="float">
            <text:p>10,41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470.19135626259" calcext:value-type="float">
            <text:p>1470,1913562626</text:p>
          </table:table-cell>
          <table:table-cell office:value-type="float" office:value="92.9124652379999" calcext:value-type="float">
            <text:p>92,912465238</text:p>
          </table:table-cell>
          <table:table-cell office:value-type="float" office:value="894.801373267731" calcext:value-type="float">
            <text:p>894,8013732677</text:p>
          </table:table-cell>
          <table:table-cell office:value-type="float" office:value="48.945866779739" calcext:value-type="float">
            <text:p>48,9458667797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921" calcext:value-type="float">
            <text:p>9,92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674" calcext:value-type="float">
            <text:p>1674</text:p>
          </table:table-cell>
          <table:table-cell office:value-type="float" office:value="80" calcext:value-type="float">
            <text:p>80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658" calcext:value-type="float">
            <text:p>8,65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67.33329539419" calcext:value-type="float">
            <text:p>1967,3332953942</text:p>
          </table:table-cell>
          <table:table-cell office:value-type="float" office:value="139.64102272263" calcext:value-type="float">
            <text:p>139,6410227226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632" calcext:value-type="float">
            <text:p>9,63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610.51218977399" calcext:value-type="float">
            <text:p>2610,512189774</text:p>
          </table:table-cell>
          <table:table-cell office:value-type="float" office:value="129.972169960001" calcext:value-type="float">
            <text:p>129,97216996</text:p>
          </table:table-cell>
          <table:table-cell office:value-type="float" office:value="1086.39944979263" calcext:value-type="float">
            <text:p>1086,3994497926</text:p>
          </table:table-cell>
          <table:table-cell office:value-type="float" office:value="73.770329614269" calcext:value-type="float">
            <text:p>73,77032961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864" calcext:value-type="float">
            <text:p>8,86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668.58708380312" calcext:value-type="float">
            <text:p>2668,5870838031</text:p>
          </table:table-cell>
          <table:table-cell office:value-type="float" office:value="164.492422502471" calcext:value-type="float">
            <text:p>164,4924225025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10.051" calcext:value-type="float">
            <text:p>10,05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803.97973540751" calcext:value-type="float">
            <text:p>1803,9797354075</text:p>
          </table:table-cell>
          <table:table-cell office:value-type="float" office:value="101.932057017653" calcext:value-type="float">
            <text:p>101,9320570177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10.915" calcext:value-type="float">
            <text:p>10,91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446.41210428977" calcext:value-type="float">
            <text:p>2446,4121042898</text:p>
          </table:table-cell>
          <table:table-cell office:value-type="float" office:value="132.324555320337" calcext:value-type="float">
            <text:p>132,3245553203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81" calcext:value-type="float">
            <text:p>8,8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749.50688053257" calcext:value-type="float">
            <text:p>1749,5068805326</text:p>
          </table:table-cell>
          <table:table-cell office:value-type="float" office:value="123.592575512122" calcext:value-type="float">
            <text:p>123,5925755121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79" calcext:value-type="float">
            <text:p>8,7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514.44958602178" calcext:value-type="float">
            <text:p>3514,4495860218</text:p>
          </table:table-cell>
          <table:table-cell office:value-type="float" office:value="173.651292044156" calcext:value-type="float">
            <text:p>173,6512920442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10.298" calcext:value-type="float">
            <text:p>10,29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34.31240615615" calcext:value-type="float">
            <text:p>1734,3124061562</text:p>
          </table:table-cell>
          <table:table-cell office:value-type="float" office:value="98.732137494637" calcext:value-type="float">
            <text:p>98,7321374946</text:p>
          </table:table-cell>
          <table:table-cell office:value-type="float" office:value="894.801373267731" calcext:value-type="float">
            <text:p>894,8013732677</text:p>
          </table:table-cell>
          <table:table-cell office:value-type="float" office:value="48.945866779739" calcext:value-type="float">
            <text:p>48,9458667797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10.509" calcext:value-type="float">
            <text:p>10,50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111.39944979263" calcext:value-type="float">
            <text:p>1111,3994497926</text:p>
          </table:table-cell>
          <table:table-cell office:value-type="float" office:value="75.770329614269" calcext:value-type="float">
            <text:p>75,7703296143</text:p>
          </table:table-cell>
          <table:table-cell office:value-type="float" office:value="1086.39944979263" calcext:value-type="float">
            <text:p>1086,3994497926</text:p>
          </table:table-cell>
          <table:table-cell office:value-type="float" office:value="73.770329614269" calcext:value-type="float">
            <text:p>73,77032961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10.123" calcext:value-type="float">
            <text:p>10,12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193.26960417699" calcext:value-type="float">
            <text:p>2193,269604177</text:p>
          </table:table-cell>
          <table:table-cell office:value-type="float" office:value="140.675716353005" calcext:value-type="float">
            <text:p>140,675716353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10.146" calcext:value-type="float">
            <text:p>10,14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149" calcext:value-type="float">
            <text:p>2149</text:p>
          </table:table-cell>
          <table:table-cell office:value-type="float" office:value="109" calcext:value-type="float">
            <text:p>109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793" calcext:value-type="float">
            <text:p>8,79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008.16676483186" calcext:value-type="float">
            <text:p>3008,1667648319</text:p>
          </table:table-cell>
          <table:table-cell office:value-type="float" office:value="172.340018217219" calcext:value-type="float">
            <text:p>172,3400182172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017" calcext:value-type="float">
            <text:p>9,01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67.87253676706" calcext:value-type="float">
            <text:p>2867,8725367671</text:p>
          </table:table-cell>
          <table:table-cell office:value-type="float" office:value="144.594117081557" calcext:value-type="float">
            <text:p>144,5941170816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736" calcext:value-type="float">
            <text:p>8,73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77.644110012" calcext:value-type="float">
            <text:p>1077,644110012</text:p>
          </table:table-cell>
          <table:table-cell office:value-type="float" office:value="70.4341070046854" calcext:value-type="float">
            <text:p>70,4341070047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469" calcext:value-type="float">
            <text:p>9,46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340.90817738083" calcext:value-type="float">
            <text:p>3340,9081773808</text:p>
          </table:table-cell>
          <table:table-cell office:value-type="float" office:value="185.733188905094" calcext:value-type="float">
            <text:p>185,7331889051</text:p>
          </table:table-cell>
          <table:table-cell office:value-type="float" office:value="1086.39944979263" calcext:value-type="float">
            <text:p>1086,3994497926</text:p>
          </table:table-cell>
          <table:table-cell office:value-type="float" office:value="73.770329614269" calcext:value-type="float">
            <text:p>73,77032961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494" calcext:value-type="float">
            <text:p>9,49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676.29149703121" calcext:value-type="float">
            <text:p>1676,2914970312</text:p>
          </table:table-cell>
          <table:table-cell office:value-type="float" office:value="124.64536904567" calcext:value-type="float">
            <text:p>124,6453690457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957" calcext:value-type="float">
            <text:p>9,95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252.29264384871" calcext:value-type="float">
            <text:p>1252,2926438487</text:p>
          </table:table-cell>
          <table:table-cell office:value-type="float" office:value="87.0989704875252" calcext:value-type="float">
            <text:p>87,0989704875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6.742" calcext:value-type="float">
            <text:p>26,742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3552.57236960342" calcext:value-type="float">
            <text:p>3552,5723696034</text:p>
          </table:table-cell>
          <table:table-cell office:value-type="float" office:value="212.32757861533" calcext:value-type="float">
            <text:p>212,327578615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5.661" calcext:value-type="float">
            <text:p>25,661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880.46436420104" calcext:value-type="float">
            <text:p>1880,464364201</text:p>
          </table:table-cell>
          <table:table-cell office:value-type="float" office:value="132.435570461983" calcext:value-type="float">
            <text:p>132,435570462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4.652" calcext:value-type="float">
            <text:p>24,652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018.31773643892" calcext:value-type="float">
            <text:p>1018,3177364389</text:p>
          </table:table-cell>
          <table:table-cell office:value-type="float" office:value="69.5690450678307" calcext:value-type="float">
            <text:p>69,5690450678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6.26" calcext:value-type="float">
            <text:p>26,26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il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7.526" calcext:value-type="float">
            <text:p>27,526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7.8" calcext:value-type="float">
            <text:p>27,8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1945.74456516497" calcext:value-type="float">
            <text:p>1945,744565165</text:p>
          </table:table-cell>
          <table:table-cell office:value-type="float" office:value="141.416407864999" calcext:value-type="float">
            <text:p>141,416407865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6.975" calcext:value-type="float">
            <text:p>26,975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3066.1719851451" calcext:value-type="float">
            <text:p>3066,1719851451</text:p>
          </table:table-cell>
          <table:table-cell office:value-type="float" office:value="166.732928989029" calcext:value-type="float">
            <text:p>166,732928989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7.614" calcext:value-type="float">
            <text:p>27,614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3851.32309959545" calcext:value-type="float">
            <text:p>3851,3230995955</text:p>
          </table:table-cell>
          <table:table-cell office:value-type="float" office:value="221.086562690294" calcext:value-type="float">
            <text:p>221,086562690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6.882" calcext:value-type="float">
            <text:p>26,882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3589.83818704374" calcext:value-type="float">
            <text:p>3589,8381870437</text:p>
          </table:table-cell>
          <table:table-cell office:value-type="float" office:value="214.670622333046" calcext:value-type="float">
            <text:p>214,67062233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7.425" calcext:value-type="float">
            <text:p>27,425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2446.41210428977" calcext:value-type="float">
            <text:p>2446,4121042898</text:p>
          </table:table-cell>
          <table:table-cell office:value-type="float" office:value="132.324555320337" calcext:value-type="float">
            <text:p>132,3245553203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7.088" calcext:value-type="float">
            <text:p>27,088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2831.09055574079" calcext:value-type="float">
            <text:p>2831,0905557408</text:p>
          </table:table-cell>
          <table:table-cell office:value-type="float" office:value="173.568516442715" calcext:value-type="float">
            <text:p>173,5685164427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8.031" calcext:value-type="float">
            <text:p>28,031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2446.41210428977" calcext:value-type="float">
            <text:p>2446,4121042898</text:p>
          </table:table-cell>
          <table:table-cell office:value-type="float" office:value="132.324555320337" calcext:value-type="float">
            <text:p>132,324555320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7.338" calcext:value-type="float">
            <text:p>27,338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2344.78341792383" calcext:value-type="float">
            <text:p>2344,7834179238</text:p>
          </table:table-cell>
          <table:table-cell office:value-type="float" office:value="120.97953058149" calcext:value-type="float">
            <text:p>120,9795305815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7.616" calcext:value-type="float">
            <text:p>27,616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100" calcext:value-type="float">
            <text:p>100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5.722" calcext:value-type="float">
            <text:p>25,722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1609.12417507638" calcext:value-type="float">
            <text:p>1609,1241750764</text:p>
          </table:table-cell>
          <table:table-cell office:value-type="float" office:value="80.9280044417744" calcext:value-type="float">
            <text:p>80,9280044418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7.55" calcext:value-type="float">
            <text:p>27,55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2067.18423930427" calcext:value-type="float">
            <text:p>2067,1842393043</text:p>
          </table:table-cell>
          <table:table-cell office:value-type="float" office:value="133.131689047963" calcext:value-type="float">
            <text:p>133,131689048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6.02" calcext:value-type="float">
            <text:p>26,02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2298.32156332947" calcext:value-type="float">
            <text:p>2298,3215633295</text:p>
          </table:table-cell>
          <table:table-cell office:value-type="float" office:value="109.703682223754" calcext:value-type="float">
            <text:p>109,7036822238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6.197" calcext:value-type="float">
            <text:p>26,197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2445.1300007008" calcext:value-type="float">
            <text:p>2445,1300007008</text:p>
          </table:table-cell>
          <table:table-cell office:value-type="float" office:value="181.762367810494" calcext:value-type="float">
            <text:p>181,7623678105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9.626" calcext:value-type="float">
            <text:p>29,626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2814" calcext:value-type="float">
            <text:p>2814</text:p>
          </table:table-cell>
          <table:table-cell office:value-type="float" office:value="140" calcext:value-type="float">
            <text:p>140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24.511" calcext:value-type="float">
            <text:p>24,511</text:p>
          </table:table-cell>
          <table:table-cell office:value-type="string" calcext:value-type="string">
            <text:p>1,,1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536.04133794882" calcext:value-type="float">
            <text:p>1536,0413379488</text:p>
          </table:table-cell>
          <table:table-cell office:value-type="float" office:value="90.3601139784804" calcext:value-type="float">
            <text:p>90,3601139785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523" calcext:value-type="float">
            <text:p>9,523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471" calcext:value-type="float">
            <text:p>1471</text:p>
          </table:table-cell>
          <table:table-cell office:value-type="float" office:value="71" calcext:value-type="float">
            <text:p>71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297" calcext:value-type="float">
            <text:p>8,297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42" calcext:value-type="float">
            <text:p>142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10.557" calcext:value-type="float">
            <text:p>10,557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644.22587381103" calcext:value-type="float">
            <text:p>1644,225873811</text:p>
          </table:table-cell>
          <table:table-cell office:value-type="float" office:value="118.094912556683" calcext:value-type="float">
            <text:p>118,0949125567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513" calcext:value-type="float">
            <text:p>9,513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553" calcext:value-type="float">
            <text:p>2553</text:p>
          </table:table-cell>
          <table:table-cell office:value-type="float" office:value="126" calcext:value-type="float">
            <text:p>12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932" calcext:value-type="float">
            <text:p>8,932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001.86890422961" calcext:value-type="float">
            <text:p>2001,8689042296</text:p>
          </table:table-cell>
          <table:table-cell office:value-type="float" office:value="133.295630140987" calcext:value-type="float">
            <text:p>133,295630141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093" calcext:value-type="float">
            <text:p>9,093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675.22349259061" calcext:value-type="float">
            <text:p>2675,2234925906</text:p>
          </table:table-cell>
          <table:table-cell office:value-type="float" office:value="197.486832980505" calcext:value-type="float">
            <text:p>197,4868329805</text:p>
          </table:table-cell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866.76026149032" calcext:value-type="float">
            <text:p>1866,7602614903</text:p>
          </table:table-cell>
          <table:table-cell office:value-type="float" office:value="137.609774492482" calcext:value-type="float">
            <text:p>137,6097744925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819" calcext:value-type="float">
            <text:p>9,819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471.58116870846" calcext:value-type="float">
            <text:p>1471,5811687085</text:p>
          </table:table-cell>
          <table:table-cell office:value-type="float" office:value="103.635642126553" calcext:value-type="float">
            <text:p>103,6356421266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011" calcext:value-type="float">
            <text:p>9,011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204.38038995702" calcext:value-type="float">
            <text:p>4204,380389957</text:p>
          </table:table-cell>
          <table:table-cell office:value-type="float" office:value="230.458686941726" calcext:value-type="float">
            <text:p>230,4586869417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668" calcext:value-type="float">
            <text:p>8,668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il</text:p>
          </table:table-cell>
          <table:table-cell office:value-type="float" office:value="1086.39944979263" calcext:value-type="float">
            <text:p>1086,3994497926</text:p>
          </table:table-cell>
          <table:table-cell office:value-type="float" office:value="73.770329614269" calcext:value-type="float">
            <text:p>73,7703296143</text:p>
          </table:table-cell>
          <table:table-cell office:value-type="float" office:value="1086.39944979263" calcext:value-type="float">
            <text:p>1086,3994497926</text:p>
          </table:table-cell>
          <table:table-cell office:value-type="float" office:value="73.770329614269" calcext:value-type="float">
            <text:p>73,77032961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852" calcext:value-type="float">
            <text:p>9,852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477.2565602326" calcext:value-type="float">
            <text:p>2477,2565602326</text:p>
          </table:table-cell>
          <table:table-cell office:value-type="float" office:value="122.723709847721" calcext:value-type="float">
            <text:p>122,7237098477</text:p>
          </table:table-cell>
          <table:table-cell office:value-type="float" office:value="894.801373267731" calcext:value-type="float">
            <text:p>894,8013732677</text:p>
          </table:table-cell>
          <table:table-cell office:value-type="float" office:value="48.945866779739" calcext:value-type="float">
            <text:p>48,9458667797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229" calcext:value-type="float">
            <text:p>9,229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174.41608956491" calcext:value-type="float">
            <text:p>3174,4160895649</text:p>
          </table:table-cell>
          <table:table-cell office:value-type="float" office:value="191.083217912983" calcext:value-type="float">
            <text:p>191,0832179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73" calcext:value-type="float">
            <text:p>8,73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42" calcext:value-type="float">
            <text:p>142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383" calcext:value-type="float">
            <text:p>8,383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57.1348732806" calcext:value-type="float">
            <text:p>2857,1348732806</text:p>
          </table:table-cell>
          <table:table-cell office:value-type="float" office:value="158.110625696052" calcext:value-type="float">
            <text:p>158,1106256961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165" calcext:value-type="float">
            <text:p>9,165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200.90966257776" calcext:value-type="float">
            <text:p>4200,9096625778</text:p>
          </table:table-cell>
          <table:table-cell office:value-type="float" office:value="237.580769076608" calcext:value-type="float">
            <text:p>237,5807690766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789" calcext:value-type="float">
            <text:p>8,789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44.65046819577" calcext:value-type="float">
            <text:p>1744,6504681958</text:p>
          </table:table-cell>
          <table:table-cell office:value-type="float" office:value="102.768500141518" calcext:value-type="float">
            <text:p>102,7685001415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202" calcext:value-type="float">
            <text:p>9,202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101" calcext:value-type="float">
            <text:p>101</text:p>
          </table:table-cell>
          <table:table-cell office:value-type="float" office:value="1191.52233499845" calcext:value-type="float">
            <text:p>1191,5223349985</text:p>
          </table:table-cell>
          <table:table-cell office:value-type="float" office:value="75.1077780815523" calcext:value-type="float">
            <text:p>75,107778081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079" calcext:value-type="float">
            <text:p>9,079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164.43424975174" calcext:value-type="float">
            <text:p>3164,4342497518</text:p>
          </table:table-cell>
          <table:table-cell office:value-type="float" office:value="209.289371342659" calcext:value-type="float">
            <text:p>209,2893713427</text:p>
          </table:table-cell>
          <table:table-cell office:value-type="float" office:value="1334.33936709896" calcext:value-type="float">
            <text:p>1334,339367099</text:p>
          </table:table-cell>
          <table:table-cell office:value-type="float" office:value="66.4579633150981" calcext:value-type="float">
            <text:p>66,457963315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389" calcext:value-type="float">
            <text:p>9,389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41.73539648322" calcext:value-type="float">
            <text:p>2541,7353964832</text:p>
          </table:table-cell>
          <table:table-cell office:value-type="float" office:value="116.353890661547" calcext:value-type="float">
            <text:p>116,3538906615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931" calcext:value-type="float">
            <text:p>8,931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60" calcext:value-type="float">
            <text:p>2060</text:p>
          </table:table-cell>
          <table:table-cell office:value-type="float" office:value="102" calcext:value-type="float">
            <text:p>102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643" calcext:value-type="float">
            <text:p>9,643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2550.08138434649" calcext:value-type="float">
            <text:p>2550,0813843465</text:p>
          </table:table-cell>
          <table:table-cell office:value-type="float" office:value="151.204650534085" calcext:value-type="float">
            <text:p>151,2046505341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10.094" calcext:value-type="float">
            <text:p>10,094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182.31907712356" calcext:value-type="float">
            <text:p>2182,3190771236</text:p>
          </table:table-cell>
          <table:table-cell office:value-type="float" office:value="116.561028345357" calcext:value-type="float">
            <text:p>116,5610283454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159" calcext:value-type="float">
            <text:p>9,159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26.05155253738" calcext:value-type="float">
            <text:p>2426,0515525374</text:p>
          </table:table-cell>
          <table:table-cell office:value-type="float" office:value="152.187501193258" calcext:value-type="float">
            <text:p>152,1875011933</text:p>
          </table:table-cell>
          <table:table-cell office:value-type="float" office:value="1086.39944979263" calcext:value-type="float">
            <text:p>1086,3994497926</text:p>
          </table:table-cell>
          <table:table-cell office:value-type="float" office:value="73.770329614269" calcext:value-type="float">
            <text:p>73,77032961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861" calcext:value-type="float">
            <text:p>9,861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159.76516339989" calcext:value-type="float">
            <text:p>1159,7651633999</text:p>
          </table:table-cell>
          <table:table-cell office:value-type="float" office:value="71.1420632922205" calcext:value-type="float">
            <text:p>71,1420632922</text:p>
          </table:table-cell>
          <table:table-cell office:value-type="float" office:value="1086.39944979263" calcext:value-type="float">
            <text:p>1086,3994497926</text:p>
          </table:table-cell>
          <table:table-cell office:value-type="float" office:value="73.770329614269" calcext:value-type="float">
            <text:p>73,77032961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351" calcext:value-type="float">
            <text:p>9,351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262.29316685939" calcext:value-type="float">
            <text:p>2262,2931668594</text:p>
          </table:table-cell>
          <table:table-cell office:value-type="float" office:value="131.219544457293" calcext:value-type="float">
            <text:p>131,219544457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401" calcext:value-type="float">
            <text:p>9,401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29" calcext:value-type="float">
            <text:p>2029</text:p>
          </table:table-cell>
          <table:table-cell office:value-type="float" office:value="101" calcext:value-type="float">
            <text:p>101</text:p>
          </table:table-cell>
          <table:table-cell office:value-type="float" office:value="1086.39944979263" calcext:value-type="float">
            <text:p>1086,3994497926</text:p>
          </table:table-cell>
          <table:table-cell office:value-type="float" office:value="73.770329614269" calcext:value-type="float">
            <text:p>73,7703296143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12" calcext:value-type="float">
            <text:p>8,12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407" calcext:value-type="float">
            <text:p>3407</text:p>
          </table:table-cell>
          <table:table-cell office:value-type="float" office:value="155" calcext:value-type="float">
            <text:p>155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.13" calcext:value-type="float">
            <text:p>8,13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il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10.72" calcext:value-type="float">
            <text:p>10,72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505.54804791094" calcext:value-type="float">
            <text:p>1505,548047911</text:p>
          </table:table-cell>
          <table:table-cell office:value-type="float" office:value="109.486832980505" calcext:value-type="float">
            <text:p>109,4868329805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9.852" calcext:value-type="float">
            <text:p>9,852</text:p>
          </table:table-cell>
          <table:table-cell office:value-type="string" calcext:value-type="string">
            <text:p>71,,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481.38214063229" calcext:value-type="float">
            <text:p>1481,3821406323</text:p>
          </table:table-cell>
          <table:table-cell office:value-type="float" office:value="69.1462443630398" calcext:value-type="float">
            <text:p>69,146244363</text:p>
          </table:table-cell>
          <table:table-cell office:value-type="float" office:value="1033.1665510864" calcext:value-type="float">
            <text:p>1033,1665510864</text:p>
          </table:table-cell>
          <table:table-cell office:value-type="float" office:value="73.1622776601684" calcext:value-type="float">
            <text:p>73,1622776602</text:p>
          </table:table-cell>
        </table:table-row>
      </table:table>
      <table:named-expressions/>
      <table:database-ranges>
        <table:database-range table:name="__Anonymous_Sheet_DB__0" table:target-range-address="dataset1259.A1:dataset1259.K2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dc:date>2016-07-25T13:22:51.420825717</dc:date>
    <meta:editing-duration>PT2M24S</meta:editing-duration>
    <meta:editing-cycles>1</meta:editing-cycles>
    <meta:document-statistic meta:table-count="1" meta:cell-count="2211" meta:object-count="0"/>
  </office:meta>
</office:document-meta>
</file>